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0C1BE5E24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1.649cm" fo:min-width="1.741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c9211e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c9211e" loext:opacity="100%"/>
    </style:style>
    <style:style style:name="P4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color="#ff4000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4000" loext:opacity="100%" fo:font-weight="bold" style:font-weight-asian="bold" style:font-weight-complex="bold"/>
    </style:style>
    <style:style style:name="P9" style:family="paragraph">
      <style:paragraph-properties fo:text-align="center"/>
      <style:text-properties fo:color="#c9211e" loext:opacity="100%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color="#c9211e" loext:opacity="100%" fo:font-style="italic" style:font-style-asian="italic" style:font-style-complex="italic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fo:color="#c9211e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3" draw:text-style-name="P4" draw:layer="layout" svg:width="2.241cm" svg:height="1.899cm" svg:x="1.463cm" svg:y="6.56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.704cm" svg:y1="7.471cm" svg:x2="5.669cm" svg:y2="7.471cm">
          <text:p/>
        </draw:line>
        <draw:frame draw:style-name="gr5" draw:text-style-name="P6" draw:layer="layout" svg:width="2.019cm" svg:height="0.965cm" svg:x="5.669cm" svg:y="5.565cm">
          <draw:text-box>
            <text:p text:style-name="P2">value</text:p>
          </draw:text-box>
        </draw:frame>
        <draw:frame draw:style-name="gr5" draw:text-style-name="P6" draw:layer="layout" svg:width="1.899cm" svg:height="0.965cm" svg:x="7.688cm" svg:y="5.565cm">
          <draw:text-box>
            <text:p text:style-name="P2">next</text:p>
          </draw:text-box>
        </draw:frame>
        <draw:frame draw:style-name="gr5" draw:text-style-name="P6" draw:layer="layout" svg:width="2.019cm" svg:height="0.965cm" svg:x="11.569cm" svg:y="5.566cm">
          <draw:text-box>
            <text:p text:style-name="P2">value</text:p>
          </draw:text-box>
        </draw:frame>
        <draw:frame draw:style-name="gr5" draw:text-style-name="P6" draw:layer="layout" svg:width="1.899cm" svg:height="0.965cm" svg:x="13.588cm" svg:y="5.566cm">
          <draw:text-box>
            <text:p text:style-name="P2">next</text:p>
          </draw:text-box>
        </draw:frame>
        <draw:frame draw:style-name="gr5" draw:text-style-name="P6" draw:layer="layout" svg:width="2.019cm" svg:height="0.965cm" svg:x="17.569cm" svg:y="5.567cm">
          <draw:text-box>
            <text:p text:style-name="P2">value</text:p>
          </draw:text-box>
        </draw:frame>
        <draw:frame draw:style-name="gr5" draw:text-style-name="P6" draw:layer="layout" svg:width="1.899cm" svg:height="0.965cm" svg:x="19.588cm" svg:y="5.567cm">
          <draw:text-box>
            <text:p text:style-name="P2">next</text:p>
          </draw:text-box>
        </draw:frame>
        <draw:frame draw:style-name="gr6" draw:text-style-name="P8" draw:layer="layout" svg:width="2.989cm" svg:height="0.962cm" svg:x="23.027cm" svg:y="5.568cm">
          <draw:text-box>
            <text:p text:style-name="P7"><text:span text:style-name="T2">nullptr</text:span></text:p>
          </draw:text-box>
        </draw:frame>
        <draw:frame draw:style-name="gr7" draw:text-style-name="P10" draw:layer="layout" svg:width="2.832cm" svg:height="1.673cm" svg:x="1.152cm" svg:y="5.566cm">
          <draw:text-box>
            <text:p text:style-name="P9"><text:span text:style-name="T3">roo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0-25T09:39:25.223927562</dc:date>
    <meta:editing-duration>PT5H55M7S</meta:editing-duration>
    <meta:editing-cycles>2</meta:editing-cycles>
    <meta:generator>LibreOffice/24.2.6.2$Linux_X86_64 LibreOffice_project/420$Build-2</meta:generator>
    <meta:document-statistic meta:object-count="38"/>
  </office:meta>
</office:document-meta>
</file>